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9 1546">
            <text:p>test_Parser(multiplicity): 1,9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9">
            <text:p>1,9 sec</text:p>
          </table:table-cell>
          <table:table-cell table:style-name="ce162" table:formula="of:=TESTSTAT(&quot;count&quot;; [.B47])" office:value-type="float" office:value="1546">
            <text:p>1546</text:p>
          </table:table-cell>
          <table:table-cell table:style-name="ce164" table:formula="of:=[.E47]/[.D47]" office:value-type="float" office:value="813.684210526316">
            <text:p>813,7 a/sec</text:p>
          </table:table-cell>
          <table:table-cell table:number-columns-repeated="4"/>
        </table:table-row>
        <table:table-row table:style-name="ro6">
          <table:table-cell/>
          <table:table-cell table:formula="of:=TEST_PARSER(&quot;basic&quot;)" office:value-type="string" office:string-value="test_Parser(basic): 2,7 3313">
            <text:p>test_Parser(basic): 2,7 3313</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7">
            <text:p>2,7 sec</text:p>
          </table:table-cell>
          <table:table-cell table:style-name="ce162" table:formula="of:=TESTSTAT(&quot;count&quot;; [.B48])" office:value-type="float" office:value="3313">
            <text:p>3313</text:p>
          </table:table-cell>
          <table:table-cell table:style-name="ce164" table:formula="of:=[.E48]/[.D48]" office:value-type="float" office:value="1227.03703703704">
            <text:p>1227,0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7 11149">
            <text:p>test_Parser(types): 6,7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7">
            <text:p>6,7 sec</text:p>
          </table:table-cell>
          <table:table-cell table:style-name="ce162" table:formula="of:=TESTSTAT(&quot;count&quot;; [.B51])" office:value-type="float" office:value="11149">
            <text:p>11149</text:p>
          </table:table-cell>
          <table:table-cell table:style-name="ce164" table:formula="of:=[.E51]/[.D51]" office:value-type="float" office:value="1664.02985074627">
            <text:p>1664,0 a/sec</text:p>
          </table:table-cell>
          <table:table-cell table:number-columns-repeated="4"/>
        </table:table-row>
        <table:table-row table:style-name="ro6">
          <table:table-cell table:number-columns-repeated="3"/>
          <table:table-cell table:style-name="ce161" table:formula="of:=SUM([.D46:.D51])" office:value-type="float" office:value="16.8">
            <text:p>16,8 sec</text:p>
          </table:table-cell>
          <table:table-cell table:style-name="ce163" table:formula="of:=SUM([.E46:.E51])" office:value-type="float" office:value="21945">
            <text:p>21945</text:p>
          </table:table-cell>
          <table:table-cell table:style-name="ce165" table:formula="of:=[.E52]/[.D52]" office:value-type="float" office:value="1306.25">
            <text:p>1306,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5 21940">
            <text:p>test_Parser(all): 15 21940</text:p>
          </table:table-cell>
          <table:table-cell table:formula="of:=TESTSTAT(&quot;name&quot;; [.B54])" office:value-type="string" office:string-value="test_Parser(all):">
            <text:p>test_Parser(all):</text:p>
          </table:table-cell>
          <table:table-cell table:style-name="ce160" table:formula="of:=TESTSTAT(&quot;time&quot;; [.B54])" office:value-type="float" office:value="15">
            <text:p>15,0 sec</text:p>
          </table:table-cell>
          <table:table-cell table:style-name="ce162" table:formula="of:=TESTSTAT(&quot;count&quot;; [.B54])" office:value-type="float" office:value="21940">
            <text:p>21940</text:p>
          </table:table-cell>
          <table:table-cell table:style-name="ce164" table:formula="of:=[.E54]/[.D54]" office:value-type="float" office:value="1462.66666666667">
            <text:p>1462,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Tabelle11.E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3">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4" table:formula="of:=DERIVATIONTREE_PRSGRAMMAR([.B25]; SUM([.D2:.D24]))" office:value-type="string" office:string-value="─Grammar&#13;&#10; ├─■(/°*)ws&#13;&#10; │ ├─ws:' '&#13;&#10; │ ├─ws:' '&#13;&#10; │ ├─ws:' '&#13;&#10; │ ├─ws:' '&#13;&#10; │ ├─ws:' '&#13;&#10; │ ├─ws:' '&#13;&#10; │ ├─ws:' '&#13;&#10; │ ├─ws:' '&#13;&#10; │ ├─ws:' '&#13;&#10; │ └─ws:' '&#13;&#10; ├─Rule&#13;&#10; │ ├─■(/°*)ws&#13;&#10; │ ├─RuleName:'_S'&#13;&#10; │ ├─■(/°*)ws&#13;&#10; │ │ └─ws:' '&#13;&#10; │ ├─■(/)'::='&#13;&#10; │ │      └─'::='&#13;&#10; │ └─Alt&#13;&#10; │   └─Con&#13;&#10; │     └─(. . .)&#13;&#10; │       ├─■(/°*)ws&#13;&#10; │       │ └─ws:' '&#13;&#10; │       ├─Atom&#13;&#10; │       │ └─Nonterminal:'_Grammar'&#13;&#10; │       └─■(/°*)ws&#13;&#10; ├─■(/°*)ws&#13;&#10; └─(. . .)&#13;&#10;   ├─(. . .)&#13;&#10;   │ ├─■(/°+)nl&#13;&#10;   │ │ ├─nl:'\n'&#13;&#10;   │ │ └─nl:'\n'&#13;&#10;   │ └─Rule&#13;&#10;   │   ├─■(/°*)ws&#13;&#10;   │   │ ├─ws:' '&#13;&#10;   │   │ ├─ws:' '&#13;&#10;   │   │ ├─ws:' '&#13;&#10;   │   │ ├─ws:' '&#13;&#10;   │   │ ├─ws:' '&#13;&#10;   │   │ ├─ws:' '&#13;&#10;   │   │ ├─ws:' '&#13;&#10;   │   │ ├─ws:' '&#13;&#10;   │   │ └─ws:' '&#13;&#10;   │   ├─RuleName:'_ws'&#13;&#10;   │   ├─■(/°*)ws&#13;&#10;   │   │ └─ws:' '&#13;&#10;   │   ├─■(/)'::='&#13;&#10;   │   │      └─'::='&#13;&#10;   │   └─Alt&#13;&#10;   │     ├─Con&#13;&#10;   │     │ └─(. . .)&#13;&#10;   │     │   ├─■(/°*)ws&#13;&#10;   │     │   │ └─ws:' '&#13;&#10;   │     │   ├─Atom&#13;&#10;   │     │   │ └─Terminal&#13;&#10;   │     │   │   ├─■(/)'\&quot;'&#13;&#10;   │     │   │   │ └─'\&quot;'&#13;&#10;   │     │   │   ├─' '&#13;&#10;   │     │   │   └─■(/)'\&quot;'&#13;&#10;   │     │   │     └─'\&quot;'&#13;&#10;   │     │   └─■(/°*)ws&#13;&#10;   │     │     └─ws:' '&#13;&#10;   │     └─(. . .)&#13;&#10;   │       ├─■(/°?)(..|..)&#13;&#10;   │       ├─■(/°*)ws&#13;&#10;   │       ├─■(/)'|'&#13;&#10;   │       │ └─'|'&#13;&#10;   │       └─Con&#13;&#10;   │         └─(. . .)&#13;&#10;   │           ├─■(/°*)ws&#13;&#10;   │           │ └─ws:' '&#13;&#10;   │           ├─Atom&#13;&#10;   │           │ └─Terminal&#13;&#10;   │           │   ├─■(/)'\&quot;'&#13;&#10;   │           │   │ └─'\&quot;'&#13;&#10;   │           │   ├─'t'&#13;&#10;   │           │   └─■(/)'\&quot;'&#13;&#10;   │           │     └─'\&quot;'&#13;&#10;   │           └─■(/°*)ws&#13;&#10;   ├─(. . .)&#13;&#10;   │ ├─■(/°+)nl&#13;&#10;   │ │ └─nl:'\n'&#13;&#10;   │ └─Rule&#13;&#10;   │   ├─■(/°*)ws&#13;&#10;   │   │ ├─ws:' '&#13;&#10;   │   │ ├─ws:' '&#13;&#10;   │   │ ├─ws:' '&#13;&#10;   │   │ ├─ws:' '&#13;&#10;   │   │ ├─ws:' '&#13;&#10;   │   │ ├─ws:' '&#13;&#10;   │   │ ├─ws:' '&#13;&#10;   │   │ ├─ws:' '&#13;&#10;   │   │ └─ws:' '&#13;&#10;   │   ├─RuleName:'_nl'&#13;&#10;   │   ├─■(/°*)ws&#13;&#10;   │   │ └─ws:' '&#13;&#10;   │   ├─■(/)'::='&#13;&#10;   │   │      └─'::='&#13;&#10;   │   └─Alt&#13;&#10;   │     ├─Con&#13;&#10;   │     │ ├─(. . .)&#13;&#10;   │     │ │ ├─■(/°*)ws&#13;&#10;   │     │ │ │ └─ws:' '&#13;&#10;   │     │ │ ├─Atom&#13;&#10;   │     │ │ │ └─Terminal&#13;&#10;   │     │ │ │   ├─■(/)'\&quot;'&#13;&#10;   │     │ │ │   │ └─'\&quot;'&#13;&#10;   │     │ │ │   ├─'r'&#13;&#10;   │     │ │ │   └─■(/)'\&quot;'&#13;&#10;   │     │ │ │     └─'\&quot;'&#13;&#10;   │     │ │ └─■(/°*)ws&#13;&#10;   │     │ │   └─ws:' '&#13;&#10;   │     │ └─(. . .)&#13;&#10;   │     │   ├─■(/°*)ws&#13;&#10;   │     │   ├─Atom&#13;&#10;   │     │   │ └─Terminal&#13;&#10;   │     │   │   ├─■(/)'\&quot;'&#13;&#10;   │     │   │   │ └─'\&quot;'&#13;&#10;   │     │   │   ├─'n'&#13;&#10;   │     │   │   └─■(/)'\&quot;'&#13;&#10;   │     │   │     └─'\&quot;'&#13;&#10;   │     │   └─■(/°*)ws&#13;&#10;   │     └─(. . .)&#13;&#10;   │       ├─■(/°?)(..|..)&#13;&#10;   │       │ └─nl:'\n'&#13;&#10;   │       ├─■(/°*)ws&#13;&#10;   │       │ ├─ws:' '&#13;&#10;   │       │ ├─ws:' '&#13;&#10;   │       │ ├─ws:' '&#13;&#10;   │       │ ├─ws:' '&#13;&#10;   │       │ ├─ws:' '&#13;&#10;   │       │ ├─ws:' '&#13;&#10;   │       │ ├─ws:' '&#13;&#10;   │       │ ├─ws:' '&#13;&#10;   │       │ ├─ws:' '&#13;&#10;   │       │ ├─ws:' '&#13;&#10;   │       │ ├─ws:' '&#13;&#10;   │       │ ├─ws:' '&#13;&#10;   │       │ ├─ws:' '&#13;&#10;   │       │ ├─ws:' '&#13;&#10;   │       │ └─ws:' '&#13;&#10;   │       ├─■(/)'|'&#13;&#10;   │       │ └─'|'&#13;&#10;   │       └─Con&#13;&#10;   │         ├─(. . .)&#13;&#10;   │         │ ├─■(/°*)ws&#13;&#10;   │         │ │ └─ws:' '&#13;&#10;   │         │ ├─Atom&#13;&#10;   │         │ │ └─Terminal&#13;&#10;   │         │ │   ├─■(/)'\&quot;'&#13;&#10;   │         │ │   │ └─'\&quot;'&#13;&#10;   │         │ │   ├─'n'&#13;&#10;   │         │ │   └─■(/)'\&quot;'&#13;&#10;   │         │ │     └─'\&quot;'&#13;&#10;   │         │ └─■(/°*)ws&#13;&#10;   │         │   └─ws:' '&#13;&#10;   │         └─(. . .)&#13;&#10;   │           ├─■(/°*)ws&#13;&#10;   │           ├─Atom&#13;&#10;   │           │ └─Terminal&#13;&#10;   │           │   ├─■(/)'\&quot;'&#13;&#10;   │           │   │ └─'\&quot;'&#13;&#10;   │           │   ├─'r'&#13;&#10;   │           │   └─■(/)'\&quot;'&#13;&#10;   │           │     └─'\&quot;'&#13;&#10;   │           └─■(/°*)ws&#13;&#10;   ├─(. . .)&#13;&#10;   │ ├─■(/°+)nl&#13;&#10;   │ │ └─nl:'\n'&#13;&#10;   │ └─Rule&#13;&#10;   │   ├─■(/°*)ws&#13;&#10;   │   │ ├─ws:' '&#13;&#10;   │   │ ├─ws:' '&#13;&#10;   │   │ ├─ws:' '&#13;&#10;   │   │ ├─ws:' '&#13;&#10;   │   │ ├─ws:' '&#13;&#10;   │   │ ├─ws:' '&#13;&#10;   │   │ └─ws:' '&#13;&#10;   │   ├─RuleName:'_escQ'&#13;&#10;   │   ├─■(/°*)ws&#13;&#10;   │   │ └─ws:' '&#13;&#10;   │   ├─■(/)'::='&#13;&#10;   │   │      └─'::='&#13;&#10;   │   └─Alt&#13;&#10;   │     └─Con&#13;&#10;   │       ├─(. . .)&#13;&#10;   │       │ ├─■(/°*)ws&#13;&#10;   │       │ │ └─ws:' '&#13;&#10;   │       │ ├─Atom&#13;&#10;   │       │ │ └─Terminal&#13;&#10;   │       │ │   ├─■(/)'\&quot;'&#13;&#10;   │       │ │   │ └─'\&quot;'&#13;&#10;   │       │ │   ├─'\\'&#13;&#10;   │       │ │   └─■(/)'\&quot;'&#13;&#10;   │       │ │     └─'\&quot;'&#13;&#10;   │       │ └─■(/°*)ws&#13;&#10;   │       └─(. . .)&#13;&#10;   │         ├─■(/°*)ws&#13;&#10;   │         ├─Atom&#13;&#10;   │         │ ├─■(/)'('&#13;&#10;   │         │ │ └─'('&#13;&#10;   │         │ ├─Alt&#13;&#10;   │         │ │ ├─Con&#13;&#10;   │         │ │ │ └─(. . .)&#13;&#10;   │         │ │ │   ├─■(/°*)ws&#13;&#10;   │         │ │ │   ├─Atom&#13;&#10;   │         │ │ │   │ └─Terminal&#13;&#10;   │         │ │ │   │   ├─■(/)'\&quot;'&#13;&#10;   │         │ │ │   │   │ └─'\&quot;'&#13;&#10;   │         │ │ │   │   ├─'r'&#13;&#10;   │         │ │ │   │   └─■(/)'\&quot;'&#13;&#10;   │         │ │ │   │     └─'\&quot;'&#13;&#10;   │         │ │ │   └─■(/°*)ws&#13;&#10;   │         │ │ ├─(. . .)&#13;&#10;   │         │ │ │ ├─■(/°?)(..|..)&#13;&#10;   │         │ │ │ ├─■(/°*)ws&#13;&#10;   │         │ │ │ ├─■(/)'|'&#13;&#10;   │         │ │ │ │ └─'|'&#13;&#10;   │         │ │ │ └─Con&#13;&#10;   │         │ │ │   └─(. . .)&#13;&#10;   │         │ │ │     ├─■(/°*)ws&#13;&#10;   │         │ │ │     ├─Atom&#13;&#10;   │         │ │ │     │ └─Terminal&#13;&#10;   │         │ │ │     │   ├─■(/)'\&quot;'&#13;&#10;   │         │ │ │     │   │ └─'\&quot;'&#13;&#10;   │         │ │ │     │   ├─'n'&#13;&#10;   │         │ │ │     │   └─■(/)'\&quot;'&#13;&#10;   │         │ │ │     │     └─'\&quot;'&#13;&#10;   │         │ │ │     └─■(/°*)ws&#13;&#10;   │         │ │ ├─(. . .)&#13;&#10;   │         │ │ │ ├─■(/°?)(..|..)&#13;&#10;   │         │ │ │ ├─■(/°*)ws&#13;&#10;   │         │ │ │ ├─■(/)'|'&#13;&#10;   │         │ │ │ │ └─'|'&#13;&#10;   │         │ │ │ └─Con&#13;&#10;   │         │ │ │   └─(. . .)&#13;&#10;   │         │ │ │     ├─■(/°*)ws&#13;&#10;   │         │ │ │     ├─Atom&#13;&#10;   │         │ │ │     │ └─Terminal&#13;&#10;   │         │ │ │     │   ├─■(/)'\&quot;'&#13;&#10;   │         │ │ │     │   │ └─'\&quot;'&#13;&#10;   │         │ │ │     │   ├─'t'&#13;&#10;   │         │ │ │     │   └─■(/)'\&quot;'&#13;&#10;   │         │ │ │     │     └─'\&quot;'&#13;&#10;   │         │ │ │     └─■(/°*)ws&#13;&#10;   │         │ │ ├─(. . .)&#13;&#10;   │         │ │ │ ├─■(/°?)(..|..)&#13;&#10;   │         │ │ │ ├─■(/°*)ws&#13;&#10;   │         │ │ │ ├─■(/)'|'&#13;&#10;   │         │ │ │ │ └─'|'&#13;&#10;   │         │ │ │ └─Con&#13;&#10;   │         │ │ │   └─(. . .)&#13;&#10;   │         │ │ │     ├─■(/°*)ws&#13;&#10;   │         │ │ │     ├─Atom&#13;&#10;   │         │ │ │     │ └─Terminal&#13;&#10;   │         │ │ │     │   ├─■(/)'\&quot;'&#13;&#10;   │         │ │ │     │   │ └─'\&quot;'&#13;&#10;   │         │ │ │     │   ├─'\\'&#13;&#10;   │         │ │ │     │   └─■(/)'\&quot;'&#13;&#10;   │         │ │ │     │     └─'\&quot;'&#13;&#10;   │         │ │ │     └─■(/°*)ws&#13;&#10;   │         │ │ └─(. . .)&#13;&#10;   │         │ │   ├─■(/°?)(..|..)&#13;&#10;   │         │ │   ├─■(/°*)ws&#13;&#10;   │         │ │   ├─■(/)'|'&#13;&#10;   │         │ │   │ └─'|'&#13;&#10;   │         │ │   └─Con&#13;&#10;   │         │ │     └─(. . .)&#13;&#10;   │         │ │       ├─■(/°*)ws&#13;&#10;   │         │ │       ├─Atom&#13;&#10;   │         │ │       │ └─Terminal&#13;&#10;   │         │ │       │   ├─■(/)'\&quot;'&#13;&#10;   │         │ │       │   │ └─'\&quot;'&#13;&#10;   │         │ │       │   ├─'\&quot;'&#13;&#10;   │         │ │       │   └─■(/)'\&quot;'&#13;&#10;   │         │ │       │     └─'\&quot;'&#13;&#10;   │         │ │       └─■(/°*)ws&#13;&#10;   │         │ └─■(/)')'&#13;&#10;   │         │   └─')'&#13;&#10;   │         └─■(/°*)ws&#13;&#10;   ├─(. . .)&#13;&#10;   │ ├─■(/°+)nl&#13;&#10;   │ │ ├─nl:'\n'&#13;&#10;   │ │ └─nl:'\n'&#13;&#10;   │ └─Rule&#13;&#10;   │   ├─■(/°*)ws&#13;&#10;   │   │ ├─ws:' '&#13;&#10;   │   │ ├─ws:' '&#13;&#10;   │   │ ├─ws:' '&#13;&#10;   │   │ ├─ws:' '&#13;&#10;   │   │ ├─ws:' '&#13;&#10;   │   │ ├─ws:' '&#13;&#10;   │   │ ├─ws:' '&#13;&#10;   │   │ └─ws:' '&#13;&#10;   │   ├─RuleName:'_Con'&#13;&#10;   │   ├─■(/°*)ws&#13;&#10;   │   │ └─ws:' '&#13;&#10;   │   ├─■(/)'::='&#13;&#10;   │   │      └─'::='&#13;&#10;   │   └─Alt&#13;&#10;   │     └─Con&#13;&#10;   │       └─(. . .)&#13;&#10;   │         ├─■(/°*)ws&#13;&#10;   │         │ └─ws:' '&#13;&#10;   │         ├─Atom&#13;&#10;   │         │ ├─■(/)'('&#13;&#10;   │         │ │ └─'('&#13;&#10;   │         │ ├─Alt&#13;&#10;   │         │ │ └─Con&#13;&#10;   │         │ │   ├─(. . .)&#13;&#10;   │         │ │   │ ├─■(/°*)ws&#13;&#10;   │         │ │   │ ├─Atom&#13;&#10;   │         │ │   │ │ └─Nonterminal:'_ws'&#13;&#10;   │         │ │   │ └─■(/°*)ws&#13;&#10;   │         │ │   │   └─ws:' '&#13;&#10;   │         │ │   ├─(. . .)&#13;&#10;   │         │ │   │ ├─■(/°*)ws&#13;&#10;   │         │ │   │ ├─Atom&#13;&#10;   │         │ │   │ │ └─Nonterminal:'_Atom'&#13;&#10;   │         │ │   │ └─■(/°*)ws&#13;&#10;   │         │ │   │   └─ws:' '&#13;&#10;   │         │ │   └─(. . .)&#13;&#10;   │         │ │     ├─■(/°*)ws&#13;&#10;   │         │ │     ├─Atom&#13;&#10;   │         │ │     │ └─Nonterminal:'_ws'&#13;&#10;   │         │ │     └─■(/°*)ws&#13;&#10;   │         │ └─■(/)')'&#13;&#10;   │         │   └─')'&#13;&#10;   │         └─■(/°*)ws&#13;&#10;   ├─(. . .)&#13;&#10;   │ ├─■(/°+)nl&#13;&#10;   │ │ └─nl:'\n'&#13;&#10;   │ └─Rule&#13;&#10;   │   ├─■(/°*)ws&#13;&#10;   │   │ ├─ws:' '&#13;&#10;   │   │ ├─ws:' '&#13;&#10;   │   │ ├─ws:' '&#13;&#10;   │   │ ├─ws:' '&#13;&#10;   │   │ ├─ws:' '&#13;&#10;   │   │ ├─ws:' '&#13;&#10;   │   │ └─ws:' '&#13;&#10;   │   ├─RuleName:'_Atom'&#13;&#10;   │   ├─■(/°*)ws&#13;&#10;   │   │ └─ws:' '&#13;&#10;   │   ├─■(/)'::='&#13;&#10;   │   │      └─'::='&#13;&#10;   │   └─Alt&#13;&#10;   │     ├─Con&#13;&#10;   │     │ ├─(. . .)&#13;&#10;   │     │ │ ├─■(/°*)ws&#13;&#10;   │     │ │ │ └─ws:' '&#13;&#10;   │     │ │ ├─Atom&#13;&#10;   │     │ │ │ └─Terminal&#13;&#10;   │     │ │ │   ├─■(/)'\&quot;'&#13;&#10;   │     │ │ │   │ └─'\&quot;'&#13;&#10;   │     │ │ │   ├─'('&#13;&#10;   │     │ │ │   └─■(/)'\&quot;'&#13;&#10;   │     │ │ │     └─'\&quot;'&#13;&#10;   │     │ │ └─■(/°*)ws&#13;&#10;   │     │ │   └─ws:' '&#13;&#10;   │     │ ├─(. . .)&#13;&#10;   │     │ │ ├─■(/°*)ws&#13;&#10;   │     │ │ ├─Atom&#13;&#10;   │     │ │ │ └─Nonterminal:'_Alt'&#13;&#10;   │     │ │ └─■(/°*)ws&#13;&#10;   │     │ │   └─ws:' '&#13;&#10;   │     │ └─(. . .)&#13;&#10;   │     │   ├─■(/°*)ws&#13;&#10;   │     │   ├─Atom&#13;&#10;   │     │   │ └─Terminal&#13;&#10;   │     │   │   ├─■(/)'\&quot;'&#13;&#10;   │     │   │   │ └─'\&quot;'&#13;&#10;   │     │   │   ├─')'&#13;&#10;   │     │   │   └─■(/)'\&quot;'&#13;&#10;   │     │   │     └─'\&quot;'&#13;&#10;   │     │   └─■(/°*)ws&#13;&#10;   │     ├─(. . .)&#13;&#10;   │     │ ├─■(/°?)(..|..)&#13;&#10;   │     │ │ └─nl:'\n'&#13;&#10;   │     │ ├─■(/°*)ws&#13;&#10;   │     │ │ ├─ws:' '&#13;&#10;   │     │ │ ├─ws:' '&#13;&#10;   │     │ │ ├─ws:' '&#13;&#10;   │     │ │ ├─ws:' '&#13;&#10;   │     │ │ ├─ws:' '&#13;&#10;   │     │ │ ├─ws:' '&#13;&#10;   │     │ │ ├─ws:' '&#13;&#10;   │     │ │ ├─ws:' '&#13;&#10;   │     │ │ ├─ws:' '&#13;&#10;   │     │ │ ├─ws:' '&#13;&#10;   │     │ │ ├─ws:' '&#13;&#10;   │     │ │ ├─ws:' '&#13;&#10;   │     │ │ ├─ws:' '&#13;&#10;   │     │ │ ├─ws:' '&#13;&#10;   │     │ │ └─ws:' '&#13;&#10;   │     │ ├─■(/)'|'&#13;&#10;   │     │ │ └─'|'&#13;&#10;   │     │ └─Con&#13;&#10;   │     │   └─(. . .)&#13;&#10;   │     │     ├─■(/°*)ws&#13;&#10;   │     │     │ └─ws:' '&#13;&#10;   │     │     ├─Atom&#13;&#10;   │     │     │ └─Nonterminal:'_Nonterminal'&#13;&#10;   │     │     └─■(/°*)ws&#13;&#10;   │     ├─(. . .)&#13;&#10;   │     │ ├─■(/°?)(..|..)&#13;&#10;   │     │ │ └─nl:'\n'&#13;&#10;   │     │ ├─■(/°*)ws&#13;&#10;   │     │ │ ├─ws:' '&#13;&#10;   │     │ │ ├─ws:' '&#13;&#10;   │     │ │ ├─ws:' '&#13;&#10;   │     │ │ ├─ws:' '&#13;&#10;   │     │ │ ├─ws:' '&#13;&#10;   │     │ │ ├─ws:' '&#13;&#10;   │     │ │ ├─ws:' '&#13;&#10;   │     │ │ ├─ws:' '&#13;&#10;   │     │ │ ├─ws:' '&#13;&#10;   │     │ │ ├─ws:' '&#13;&#10;   │     │ │ ├─ws:' '&#13;&#10;   │     │ │ ├─ws:' '&#13;&#10;   │     │ │ ├─ws:' '&#13;&#10;   │     │ │ ├─ws:' '&#13;&#10;   │     │ │ └─ws:' '&#13;&#10;   │     │ ├─■(/)'|'&#13;&#10;   │     │ │ └─'|'&#13;&#10;   │     │ └─Con&#13;&#10;   │     │   └─(. . .)&#13;&#10;   │     │     ├─■(/°*)ws&#13;&#10;   │     │     │ └─ws:' '&#13;&#10;   │     │     ├─Atom&#13;&#10;   │     │     │ └─Nonterminal:'_Terminal'&#13;&#10;   │     │     └─■(/°*)ws&#13;&#10;   │     └─(. . .)&#13;&#10;   │       ├─■(/°?)(..|..)&#13;&#10;   │       │ └─nl:'\n'&#13;&#10;   │       ├─■(/°*)ws&#13;&#10;   │       │ ├─ws:' '&#13;&#10;   │       │ ├─ws:' '&#13;&#10;   │       │ ├─ws:' '&#13;&#10;   │       │ ├─ws:' '&#13;&#10;   │       │ ├─ws:' '&#13;&#10;   │       │ ├─ws:' '&#13;&#10;   │       │ ├─ws:' '&#13;&#10;   │       │ ├─ws:' '&#13;&#10;   │       │ ├─ws:' '&#13;&#10;   │       │ ├─ws:' '&#13;&#10;   │       │ ├─ws:' '&#13;&#10;   │       │ ├─ws:' '&#13;&#10;   │       │ ├─ws:' '&#13;&#10;   │       │ ├─ws:' '&#13;&#10;   │       │ └─ws:' '&#13;&#10;   │       ├─■(/)'|'&#13;&#10;   │       │ └─'|'&#13;&#10;   │       └─Con&#13;&#10;   │         └─(. . .)&#13;&#10;   │           ├─■(/°*)ws&#13;&#10;   │           │ └─ws:' '&#13;&#10;   │           ├─Atom&#13;&#10;   │           │ └─Nonterminal:'_CClass'&#13;&#10;   │           └─■(/°*)ws&#13;&#10;   ├─(. . .)&#13;&#10;   │ ├─■(/°+)nl&#13;&#10;   │ │ └─nl:'\n'&#13;&#10;   │ └─Rule&#13;&#10;   │   ├─■(/°*)ws&#13;&#10;   │   ├─RuleName:'_Nonterminal'&#13;&#10;   │   ├─■(/°*)ws&#13;&#10;   │   │ └─ws:' '&#13;&#10;   │   ├─■(/)'::='&#13;&#10;   │   │      └─'::='&#13;&#10;   │   └─Alt&#13;&#10;   │     └─Con&#13;&#10;   │       └─(. . .)&#13;&#10;   │         ├─■(/°*)ws&#13;&#10;   │         │ └─ws:' '&#13;&#10;   │         ├─Atom&#13;&#10;   │         │ └─Nonterminal:'_Ident'&#13;&#10;   │         └─■(/°*)ws&#13;&#10;   └─(. . .)&#13;&#10;     ├─■(/°+)nl&#13;&#10;     │ └─nl:'\n'&#13;&#10;     └─Rule&#13;&#10;       ├─■(/°*)ws&#13;&#10;       │ ├─ws:' '&#13;&#10;       │ ├─ws:' '&#13;&#10;       │ └─ws:' '&#13;&#10;       ├─RuleName:'_Terminal'&#13;&#10;       ├─■(/°*)ws&#13;&#10;       │ └─ws:' '&#13;&#10;       ├─■(/)'::='&#13;&#10;       │      └─'::='&#13;&#10;       └─Alt&#13;&#10;         └─Con&#13;&#10;           ├─(. . .)&#13;&#10;           │ ├─■(/°*)ws&#13;&#10;           │ │ └─ws:' '&#13;&#10;           │ ├─Atom&#13;&#10;           │ │ └─Terminal&#13;&#10;           │ │   ├─■(/)'\&quot;'&#13;&#10;           │ │   │ └─'\&quot;'&#13;&#10;           │ │   ├─'\&quot;'&#13;&#10;           │ │   └─■(/)'\&quot;'&#13;&#10;           │ │     └─'\&quot;'&#13;&#10;           │ └─■(/°*)ws&#13;&#10;           │   └─ws:' '&#13;&#10;           ├─(. . .)&#13;&#10;           │ ├─■(/°*)ws&#13;&#10;           │ ├─Atom&#13;&#10;           │ │ ├─■(/)'('&#13;&#10;           │ │ │ └─'('&#13;&#10;           │ │ ├─Alt&#13;&#10;           │ │ │ └─Con&#13;&#10;           │ │ │   └─(. . .)&#13;&#10;           │ │ │     ├─■(/°*)ws&#13;&#10;           │ │ │     ├─Atom&#13;&#10;           │ │ │     │ └─Nonterminal:'escQ'&#13;&#10;           │ │ │     └─■(/°*)ws&#13;&#10;           │ │ │       └─ws:' '&#13;&#10;           │ │ └─■(/)')'&#13;&#10;           │ │   └─')'&#13;&#10;           │ └─■(/°*)ws&#13;&#10;           │   └─ws:' '&#13;&#10;           └─(. . .)&#13;&#10;             ├─■(/°*)ws&#13;&#10;             ├─Atom&#13;&#10;             │ └─Terminal&#13;&#10;             │   ├─■(/)'\&quot;'&#13;&#10;             │   │ └─'\&quot;'&#13;&#10;             │   ├─'\&quot;'&#13;&#10;             │   └─■(/)'\&quot;'&#13;&#10;             │     └─'\&quot;'&#13;&#10;             └─■(/°*)ws" table:number-columns-spanned="1" table:number-rows-spanned="89">
            <text:p>─Grammar</text:p>
            <text:p><text:s/>├─■(/°*)ws</text:p>
            <text:p><text:s/>│ ├─ws:' '</text:p>
            <text:p><text:s/>│ ├─ws:' '</text:p>
            <text:p><text:s/>│ ├─ws:' '</text:p>
            <text:p><text:s/>│ ├─ws:' '</text:p>
            <text:p><text:s/>│ ├─ws:' '</text:p>
            <text:p><text:s/>│ ├─ws:' '</text:p>
            <text:p><text:s/>│ ├─ws:' '</text:p>
            <text:p><text:s/>│ ├─ws:' '</text:p>
            <text:p><text:s/>│ ├─ws:' '</text:p>
            <text:p><text:s/>│ └─ws:' '</text:p>
            <text:p><text:s/>├─Rule</text:p>
            <text:p><text:s/>│ ├─■(/°*)ws</text:p>
            <text:p><text:s/>│ ├─RuleName:'_S'</text:p>
            <text:p><text:s/>│ ├─■(/°*)ws</text:p>
            <text:p><text:s/>│ │ └─ws:' '</text:p>
            <text:p><text:s/>│ ├─■(/)'::='</text:p>
            <text:p><text:s/>│ │ <text:s text:c="5"/>└─'::='</text:p>
            <text:p><text:s/>│ └─Alt</text:p>
            <text:p><text:s/>│ <text:s text:c="2"/>└─Con</text:p>
            <text:p><text:s/>│ <text:s text:c="4"/>└─(. . .)</text:p>
            <text:p><text:s/>│ <text:s text:c="6"/>├─■(/°*)ws</text:p>
            <text:p><text:s/>│ <text:s text:c="6"/>│ └─ws:' '</text:p>
            <text:p><text:s/>│ <text:s text:c="6"/>├─Atom</text:p>
            <text:p><text:s/>│ <text:s text:c="6"/>│ └─Nonterminal:'_Grammar'</text:p>
            <text:p><text:s/>│ <text:s text:c="6"/>└─■(/°*)ws</text:p>
            <text:p><text:s/>├─■(/°*)ws</text:p>
            <text:p><text:s/>└─(. . .)</text:p>
            <text:p><text:s text:c="3"/>├─(. . .)</text:p>
            <text:p><text:s text:c="3"/>│ ├─■(/°+)nl</text:p>
            <text:p><text:s text:c="3"/>│ │ ├─nl:'\n'</text:p>
            <text:p><text:s text:c="3"/>│ │ └─nl:'\n'</text:p>
            <text:p><text:s text:c="3"/>│ └─Rule</text:p>
            <text:p><text:s text:c="3"/>│ <text:s text:c="2"/>├─■(/°*)ws</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ws'</text:p>
            <text:p><text:s text:c="3"/>│ <text:s text:c="2"/>├─■(/°*)ws</text:p>
            <text:p><text:s text:c="3"/>│ <text:s text:c="2"/>│ └─ws:' '</text:p>
            <text:p><text:s text:c="3"/>│ <text:s text:c="2"/>├─■(/)'::='</text:p>
            <text:p><text:s text:c="3"/>│ <text:s text:c="2"/>│ <text:s text:c="5"/>└─'::='</text:p>
            <text:p><text:s text:c="3"/>│ <text:s text:c="2"/>└─Alt</text:p>
            <text:p><text:s text:c="3"/>│ <text:s text:c="4"/>├─Con</text:p>
            <text:p><text:s text:c="3"/>│ <text:s text:c="4"/>│ └─(. . .)</text:p>
            <text:p><text:s text:c="3"/>│ <text:s text:c="4"/>│ <text:s text:c="2"/>├─■(/°*)ws</text:p>
            <text:p><text:s text:c="3"/>│ <text:s text:c="4"/>│ <text:s text:c="2"/>│ └─ws:' '</text:p>
            <text:p><text:s text:c="3"/>│ <text:s text:c="4"/>│ <text:s text:c="2"/>├─Atom</text:p>
            <text:p><text:s text:c="3"/>│ <text:s text:c="4"/>│ <text:s text:c="2"/>│ └─Terminal</text:p>
            <text:p><text:s text:c="3"/>│ <text:s text:c="4"/>│ <text:s text:c="2"/>│ <text:s text:c="2"/>├─■(/)'\"'</text:p>
            <text:p><text:s text:c="3"/>│ <text:s text:c="4"/>│ <text:s text:c="2"/>│ <text:s text:c="2"/>│ └─'\"'</text:p>
            <text:p><text:s text:c="3"/>│ <text:s text:c="4"/>│ <text:s text:c="2"/>│ <text:s text:c="2"/>├─' '</text:p>
            <text:p><text:s text:c="3"/>│ <text:s text:c="4"/>│ <text:s text:c="2"/>│ <text:s text:c="2"/>└─■(/)'\"'</text:p>
            <text:p><text:s text:c="3"/>│ <text:s text:c="4"/>│ <text:s text:c="2"/>│ <text:s text:c="4"/>└─'\"'</text:p>
            <text:p><text:s text:c="3"/>│ <text:s text:c="4"/>│ <text:s text:c="2"/>└─■(/°*)ws</text:p>
            <text:p><text:s text:c="3"/>│ <text:s text:c="4"/>│ <text:s text:c="4"/>└─ws:' '</text:p>
            <text:p><text:s text:c="3"/>│ <text:s text:c="4"/>└─(. . .)</text:p>
            <text:p><text:s text:c="3"/>│ <text:s text:c="6"/>├─■(/°?)(..|..)</text:p>
            <text:p><text:s text:c="3"/>│ <text:s text:c="6"/>├─■(/°*)ws</text:p>
            <text:p><text:s text:c="3"/>│ <text:s text:c="6"/>├─■(/)'|'</text:p>
            <text:p><text:s text:c="3"/>│ <text:s text:c="6"/>│ └─'|'</text:p>
            <text:p><text:s text:c="3"/>│ <text:s text:c="6"/>└─Con</text:p>
            <text:p><text:s text:c="3"/>│ <text:s text:c="8"/>└─(. . .)</text:p>
            <text:p><text:s text:c="3"/>│ <text:s text:c="10"/>├─■(/°*)ws</text:p>
            <text:p><text:s text:c="3"/>│ <text:s text:c="10"/>│ └─ws:' '</text:p>
            <text:p><text:s text:c="3"/>│ <text:s text:c="10"/>├─Atom</text:p>
            <text:p><text:s text:c="3"/>│ <text:s text:c="10"/>│ └─Terminal</text:p>
            <text:p><text:s text:c="3"/>│ <text:s text:c="10"/>│ <text:s text:c="2"/>├─■(/)'\"'</text:p>
            <text:p><text:s text:c="3"/>│ <text:s text:c="10"/>│ <text:s text:c="2"/>│ └─'\"'</text:p>
            <text:p><text:s text:c="3"/>│ <text:s text:c="10"/>│ <text:s text:c="2"/>├─'t'</text:p>
            <text:p><text:s text:c="3"/>│ <text:s text:c="10"/>│ <text:s text:c="2"/>└─■(/)'\"'</text:p>
            <text:p><text:s text:c="3"/>│ <text:s text:c="10"/>│ <text:s text:c="4"/>└─'\"'</text:p>
            <text:p><text:s text:c="3"/>│ <text:s text:c="10"/>└─■(/°*)ws</text:p>
            <text:p><text:s text:c="3"/>├─(. . .)</text:p>
            <text:p><text:s text:c="3"/>│ ├─■(/°+)nl</text:p>
            <text:p><text:s text:c="3"/>│ │ └─nl:'\n'</text:p>
            <text:p><text:s text:c="3"/>│ └─Rule</text:p>
            <text:p><text:s text:c="3"/>│ <text:s text:c="2"/>├─■(/°*)ws</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nl'</text:p>
            <text:p><text:s text:c="3"/>│ <text:s text:c="2"/>├─■(/°*)ws</text:p>
            <text:p><text:s text:c="3"/>│ <text:s text:c="2"/>│ └─ws:' '</text:p>
            <text:p><text:s text:c="3"/>│ <text:s text:c="2"/>├─■(/)'::='</text:p>
            <text:p><text:s text:c="3"/>│ <text:s text:c="2"/>│ <text:s text:c="5"/>└─'::='</text:p>
            <text:p><text:s text:c="3"/>│ <text:s text:c="2"/>└─Alt</text:p>
            <text:p><text:s text:c="3"/>│ <text:s text:c="4"/>├─Con</text:p>
            <text:p><text:s text:c="3"/>│ <text:s text:c="4"/>│ ├─(. . .)</text:p>
            <text:p><text:s text:c="3"/>│ <text:s text:c="4"/>│ │ ├─■(/°*)ws</text:p>
            <text:p><text:s text:c="3"/>│ <text:s text:c="4"/>│ │ │ └─ws:' '</text:p>
            <text:p><text:s text:c="3"/>│ <text:s text:c="4"/>│ │ ├─Atom</text:p>
            <text:p><text:s text:c="3"/>│ <text:s text:c="4"/>│ │ │ └─Terminal</text:p>
            <text:p><text:s text:c="3"/>│ <text:s text:c="4"/>│ │ │ <text:s text:c="2"/>├─■(/)'\"'</text:p>
            <text:p><text:s text:c="3"/>│ <text:s text:c="4"/>│ │ │ <text:s text:c="2"/>│ └─'\"'</text:p>
            <text:p><text:s text:c="3"/>│ <text:s text:c="4"/>│ │ │ <text:s text:c="2"/>├─'r'</text:p>
            <text:p><text:s text:c="3"/>│ <text:s text:c="4"/>│ │ │ <text:s text:c="2"/>└─■(/)'\"'</text:p>
            <text:p><text:s text:c="3"/>│ <text:s text:c="4"/>│ │ │ <text:s text:c="4"/>└─'\"'</text:p>
            <text:p><text:s text:c="3"/>│ <text:s text:c="4"/>│ │ └─■(/°*)ws</text:p>
            <text:p><text:s text:c="3"/>│ <text:s text:c="4"/>│ │ <text:s text:c="2"/>└─ws:' '</text:p>
            <text:p><text:s text:c="3"/>│ <text:s text:c="4"/>│ └─(. . .)</text:p>
            <text:p><text:s text:c="3"/>│ <text:s text:c="4"/>│ <text:s text:c="2"/>├─■(/°*)ws</text:p>
            <text:p><text:s text:c="3"/>│ <text:s text:c="4"/>│ <text:s text:c="2"/>├─Atom</text:p>
            <text:p><text:s text:c="3"/>│ <text:s text:c="4"/>│ <text:s text:c="2"/>│ └─Terminal</text:p>
            <text:p><text:s text:c="3"/>│ <text:s text:c="4"/>│ <text:s text:c="2"/>│ <text:s text:c="2"/>├─■(/)'\"'</text:p>
            <text:p><text:s text:c="3"/>│ <text:s text:c="4"/>│ <text:s text:c="2"/>│ <text:s text:c="2"/>│ └─'\"'</text:p>
            <text:p><text:s text:c="3"/>│ <text:s text:c="4"/>│ <text:s text:c="2"/>│ <text:s text:c="2"/>├─'n'</text:p>
            <text:p><text:s text:c="3"/>│ <text:s text:c="4"/>│ <text:s text:c="2"/>│ <text:s text:c="2"/>└─■(/)'\"'</text:p>
            <text:p><text:s text:c="3"/>│ <text:s text:c="4"/>│ <text:s text:c="2"/>│ <text:s text:c="4"/>└─'\"'</text:p>
            <text:p><text:s text:c="3"/>│ <text:s text:c="4"/>│ <text:s text:c="2"/>└─■(/°*)ws</text:p>
            <text:p><text:s text:c="3"/>│ <text:s text:c="4"/>└─(. . .)</text:p>
            <text:p><text:s text:c="3"/>│ <text:s text:c="6"/>├─■(/°?)(..|..)</text:p>
            <text:p><text:s text:c="3"/>│ <text:s text:c="6"/>│ └─nl:'\n'</text:p>
            <text:p><text:s text:c="3"/>│ <text:s text:c="6"/>├─■(/°*)ws</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text:p>
            <text:p><text:s text:c="3"/>│ <text:s text:c="6"/>│ └─'|'</text:p>
            <text:p><text:s text:c="3"/>│ <text:s text:c="6"/>└─Con</text:p>
            <text:p><text:s text:c="3"/>│ <text:s text:c="8"/>├─(. . .)</text:p>
            <text:p><text:s text:c="3"/>│ <text:s text:c="8"/>│ ├─■(/°*)ws</text:p>
            <text:p><text:s text:c="3"/>│ <text:s text:c="8"/>│ │ └─ws:' '</text:p>
            <text:p><text:s text:c="3"/>│ <text:s text:c="8"/>│ ├─Atom</text:p>
            <text:p><text:s text:c="3"/>│ <text:s text:c="8"/>│ │ └─Terminal</text:p>
            <text:p><text:s text:c="3"/>│ <text:s text:c="8"/>│ │ <text:s text:c="2"/>├─■(/)'\"'</text:p>
            <text:p><text:s text:c="3"/>│ <text:s text:c="8"/>│ │ <text:s text:c="2"/>│ └─'\"'</text:p>
            <text:p><text:s text:c="3"/>│ <text:s text:c="8"/>│ │ <text:s text:c="2"/>├─'n'</text:p>
            <text:p><text:s text:c="3"/>│ <text:s text:c="8"/>│ │ <text:s text:c="2"/>└─■(/)'\"'</text:p>
            <text:p><text:s text:c="3"/>│ <text:s text:c="8"/>│ │ <text:s text:c="4"/>└─'\"'</text:p>
            <text:p><text:s text:c="3"/>│ <text:s text:c="8"/>│ └─■(/°*)ws</text:p>
            <text:p><text:s text:c="3"/>│ <text:s text:c="8"/>│ <text:s text:c="2"/>└─ws:' '</text:p>
            <text:p><text:s text:c="3"/>│ <text:s text:c="8"/>└─(. . .)</text:p>
            <text:p><text:s text:c="3"/>│ <text:s text:c="10"/>├─■(/°*)ws</text:p>
            <text:p><text:s text:c="3"/>│ <text:s text:c="10"/>├─Atom</text:p>
            <text:p><text:s text:c="3"/>│ <text:s text:c="10"/>│ └─Terminal</text:p>
            <text:p><text:s text:c="3"/>│ <text:s text:c="10"/>│ <text:s text:c="2"/>├─■(/)'\"'</text:p>
            <text:p><text:s text:c="3"/>│ <text:s text:c="10"/>│ <text:s text:c="2"/>│ └─'\"'</text:p>
            <text:p><text:s text:c="3"/>│ <text:s text:c="10"/>│ <text:s text:c="2"/>├─'r'</text:p>
            <text:p><text:s text:c="3"/>│ <text:s text:c="10"/>│ <text:s text:c="2"/>└─■(/)'\"'</text:p>
            <text:p><text:s text:c="3"/>│ <text:s text:c="10"/>│ <text:s text:c="4"/>└─'\"'</text:p>
            <text:p><text:s text:c="3"/>│ <text:s text:c="10"/>└─■(/°*)ws</text:p>
            <text:p><text:s text:c="3"/>├─(. . .)</text:p>
            <text:p><text:s text:c="3"/>│ ├─■(/°+)nl</text:p>
            <text:p><text:s text:c="3"/>│ │ └─nl:'\n'</text:p>
            <text:p><text:s text:c="3"/>│ └─Rule</text:p>
            <text:p><text:s text:c="3"/>│ <text:s text:c="2"/>├─■(/°*)ws</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escQ'</text:p>
            <text:p><text:s text:c="3"/>│ <text:s text:c="2"/>├─■(/°*)ws</text:p>
            <text:p><text:s text:c="3"/>│ <text:s text:c="2"/>│ └─ws:' '</text:p>
            <text:p><text:s text:c="3"/>│ <text:s text:c="2"/>├─■(/)'::='</text:p>
            <text:p><text:s text:c="3"/>│ <text:s text:c="2"/>│ <text:s text:c="5"/>└─'::='</text:p>
            <text:p><text:s text:c="3"/>│ <text:s text:c="2"/>└─Alt</text:p>
            <text:p><text:s text:c="3"/>│ <text:s text:c="4"/>└─Con</text:p>
            <text:p><text:s text:c="3"/>│ <text:s text:c="6"/>├─(. . .)</text:p>
            <text:p><text:s text:c="3"/>│ <text:s text:c="6"/>│ ├─■(/°*)ws</text:p>
            <text:p><text:s text:c="3"/>│ <text:s text:c="6"/>│ │ └─ws:' '</text:p>
            <text:p><text:s text:c="3"/>│ <text:s text:c="6"/>│ ├─Atom</text:p>
            <text:p><text:s text:c="3"/>│ <text:s text:c="6"/>│ │ └─Terminal</text:p>
            <text:p><text:s text:c="3"/>│ <text:s text:c="6"/>│ │ <text:s text:c="2"/>├─■(/)'\"'</text:p>
            <text:p><text:s text:c="3"/>│ <text:s text:c="6"/>│ │ <text:s text:c="2"/>│ └─'\"'</text:p>
            <text:p><text:s text:c="3"/>│ <text:s text:c="6"/>│ │ <text:s text:c="2"/>├─'\\'</text:p>
            <text:p><text:s text:c="3"/>│ <text:s text:c="6"/>│ │ <text:s text:c="2"/>└─■(/)'\"'</text:p>
            <text:p><text:s text:c="3"/>│ <text:s text:c="6"/>│ │ <text:s text:c="4"/>└─'\"'</text:p>
            <text:p><text:s text:c="3"/>│ <text:s text:c="6"/>│ └─■(/°*)ws</text:p>
            <text:p><text:s text:c="3"/>│ <text:s text:c="6"/>└─(. . .)</text:p>
            <text:p><text:s text:c="3"/>│ <text:s text:c="8"/>├─■(/°*)ws</text:p>
            <text:p><text:s text:c="3"/>│ <text:s text:c="8"/>├─Atom</text:p>
            <text:p><text:s text:c="3"/>│ <text:s text:c="8"/>│ ├─■(/)'('</text:p>
            <text:p><text:s text:c="3"/>│ <text:s text:c="8"/>│ │ └─'('</text:p>
            <text:p><text:s text:c="3"/>│ <text:s text:c="8"/>│ ├─Alt</text:p>
            <text:p><text:s text:c="3"/>│ <text:s text:c="8"/>│ │ ├─Con</text:p>
            <text:p><text:s text:c="3"/>│ <text:s text:c="8"/>│ │ │ └─(. . .)</text:p>
            <text:p><text:s text:c="3"/>│ <text:s text:c="8"/>│ │ │ <text:s text:c="2"/>├─■(/°*)ws</text:p>
            <text:p><text:s text:c="3"/>│ <text:s text:c="8"/>│ │ │ <text:s text:c="2"/>├─Atom</text:p>
            <text:p><text:s text:c="3"/>│ <text:s text:c="8"/>│ │ │ <text:s text:c="2"/>│ └─Terminal</text:p>
            <text:p><text:s text:c="3"/>│ <text:s text:c="8"/>│ │ │ <text:s text:c="2"/>│ <text:s text:c="2"/>├─■(/)'\"'</text:p>
            <text:p><text:s text:c="3"/>│ <text:s text:c="8"/>│ │ │ <text:s text:c="2"/>│ <text:s text:c="2"/>│ └─'\"'</text:p>
            <text:p><text:s text:c="3"/>│ <text:s text:c="8"/>│ │ │ <text:s text:c="2"/>│ <text:s text:c="2"/>├─'r'</text:p>
            <text:p><text:s text:c="3"/>│ <text:s text:c="8"/>│ │ │ <text:s text:c="2"/>│ <text:s text:c="2"/>└─■(/)'\"'</text:p>
            <text:p><text:s text:c="3"/>│ <text:s text:c="8"/>│ │ │ <text:s text:c="2"/>│ <text:s text:c="4"/>└─'\"'</text:p>
            <text:p><text:s text:c="3"/>│ <text:s text:c="8"/>│ │ │ <text:s text:c="2"/>└─■(/°*)ws</text:p>
            <text:p><text:s text:c="3"/>│ <text:s text:c="8"/>│ │ ├─(. . .)</text:p>
            <text:p><text:s text:c="3"/>│ <text:s text:c="8"/>│ │ │ ├─■(/°?)(..|..)</text:p>
            <text:p><text:s text:c="3"/>│ <text:s text:c="8"/>│ │ │ ├─■(/°*)ws</text:p>
            <text:p><text:s text:c="3"/>│ <text:s text:c="8"/>│ │ │ ├─■(/)'|'</text:p>
            <text:p><text:s text:c="3"/>│ <text:s text:c="8"/>│ │ │ │ └─'|'</text:p>
            <text:p><text:s text:c="3"/>│ <text:s text:c="8"/>│ │ │ └─Con</text:p>
            <text:p><text:s text:c="3"/>│ <text:s text:c="8"/>│ │ │ <text:s text:c="2"/>└─(. . .)</text:p>
            <text:p><text:s text:c="3"/>│ <text:s text:c="8"/>│ │ │ <text:s text:c="4"/>├─■(/°*)ws</text:p>
            <text:p><text:s text:c="3"/>│ <text:s text:c="8"/>│ │ │ <text:s text:c="4"/>├─Atom</text:p>
            <text:p><text:s text:c="3"/>│ <text:s text:c="8"/>│ │ │ <text:s text:c="4"/>│ └─Terminal</text:p>
            <text:p><text:s text:c="3"/>│ <text:s text:c="8"/>│ │ │ <text:s text:c="4"/>│ <text:s text:c="2"/>├─■(/)'\"'</text:p>
            <text:p><text:s text:c="3"/>│ <text:s text:c="8"/>│ │ │ <text:s text:c="4"/>│ <text:s text:c="2"/>│ └─'\"'</text:p>
            <text:p><text:s text:c="3"/>│ <text:s text:c="8"/>│ │ │ <text:s text:c="4"/>│ <text:s text:c="2"/>├─'n'</text:p>
            <text:p><text:s text:c="3"/>│ <text:s text:c="8"/>│ │ │ <text:s text:c="4"/>│ <text:s text:c="2"/>└─■(/)'\"'</text:p>
            <text:p><text:s text:c="3"/>│ <text:s text:c="8"/>│ │ │ <text:s text:c="4"/>│ <text:s text:c="4"/>└─'\"'</text:p>
            <text:p><text:s text:c="3"/>│ <text:s text:c="8"/>│ │ │ <text:s text:c="4"/>└─■(/°*)ws</text:p>
            <text:p><text:s text:c="3"/>│ <text:s text:c="8"/>│ │ ├─(. . .)</text:p>
            <text:p><text:s text:c="3"/>│ <text:s text:c="8"/>│ │ │ ├─■(/°?)(..|..)</text:p>
            <text:p><text:s text:c="3"/>│ <text:s text:c="8"/>│ │ │ ├─■(/°*)ws</text:p>
            <text:p><text:s text:c="3"/>│ <text:s text:c="8"/>│ │ │ ├─■(/)'|'</text:p>
            <text:p><text:s text:c="3"/>│ <text:s text:c="8"/>│ │ │ │ └─'|'</text:p>
            <text:p><text:s text:c="3"/>│ <text:s text:c="8"/>│ │ │ └─Con</text:p>
            <text:p><text:s text:c="3"/>│ <text:s text:c="8"/>│ │ │ <text:s text:c="2"/>└─(. . .)</text:p>
            <text:p><text:s text:c="3"/>│ <text:s text:c="8"/>│ │ │ <text:s text:c="4"/>├─■(/°*)ws</text:p>
            <text:p><text:s text:c="3"/>│ <text:s text:c="8"/>│ │ │ <text:s text:c="4"/>├─Atom</text:p>
            <text:p><text:s text:c="3"/>│ <text:s text:c="8"/>│ │ │ <text:s text:c="4"/>│ └─Terminal</text:p>
            <text:p><text:s text:c="3"/>│ <text:s text:c="8"/>│ │ │ <text:s text:c="4"/>│ <text:s text:c="2"/>├─■(/)'\"'</text:p>
            <text:p><text:s text:c="3"/>│ <text:s text:c="8"/>│ │ │ <text:s text:c="4"/>│ <text:s text:c="2"/>│ └─'\"'</text:p>
            <text:p><text:s text:c="3"/>│ <text:s text:c="8"/>│ │ │ <text:s text:c="4"/>│ <text:s text:c="2"/>├─'t'</text:p>
            <text:p><text:s text:c="3"/>│ <text:s text:c="8"/>│ │ │ <text:s text:c="4"/>│ <text:s text:c="2"/>└─■(/)'\"'</text:p>
            <text:p><text:s text:c="3"/>│ <text:s text:c="8"/>│ │ │ <text:s text:c="4"/>│ <text:s text:c="4"/>└─'\"'</text:p>
            <text:p><text:s text:c="3"/>│ <text:s text:c="8"/>│ │ │ <text:s text:c="4"/>└─■(/°*)ws</text:p>
            <text:p><text:s text:c="3"/>│ <text:s text:c="8"/>│ │ ├─(. . .)</text:p>
            <text:p><text:s text:c="3"/>│ <text:s text:c="8"/>│ │ │ ├─■(/°?)(..|..)</text:p>
            <text:p><text:s text:c="3"/>│ <text:s text:c="8"/>│ │ │ ├─■(/°*)ws</text:p>
            <text:p><text:s text:c="3"/>│ <text:s text:c="8"/>│ │ │ ├─■(/)'|'</text:p>
            <text:p><text:s text:c="3"/>│ <text:s text:c="8"/>│ │ │ │ └─'|'</text:p>
            <text:p><text:s text:c="3"/>│ <text:s text:c="8"/>│ │ │ └─Con</text:p>
            <text:p><text:s text:c="3"/>│ <text:s text:c="8"/>│ │ │ <text:s text:c="2"/>└─(. . .)</text:p>
            <text:p><text:s text:c="3"/>│ <text:s text:c="8"/>│ │ │ <text:s text:c="4"/>├─■(/°*)ws</text:p>
            <text:p><text:s text:c="3"/>│ <text:s text:c="8"/>│ │ │ <text:s text:c="4"/>├─Atom</text:p>
            <text:p><text:s text:c="3"/>│ <text:s text:c="8"/>│ │ │ <text:s text:c="4"/>│ └─Terminal</text:p>
            <text:p><text:s text:c="3"/>│ <text:s text:c="8"/>│ │ │ <text:s text:c="4"/>│ <text:s text:c="2"/>├─■(/)'\"'</text:p>
            <text:p><text:s text:c="3"/>│ <text:s text:c="8"/>│ │ │ <text:s text:c="4"/>│ <text:s text:c="2"/>│ └─'\"'</text:p>
            <text:p><text:s text:c="3"/>│ <text:s text:c="8"/>│ │ │ <text:s text:c="4"/>│ <text:s text:c="2"/>├─'\\'</text:p>
            <text:p><text:s text:c="3"/>│ <text:s text:c="8"/>│ │ │ <text:s text:c="4"/>│ <text:s text:c="2"/>└─■(/)'\"'</text:p>
            <text:p><text:s text:c="3"/>│ <text:s text:c="8"/>│ │ │ <text:s text:c="4"/>│ <text:s text:c="4"/>└─'\"'</text:p>
            <text:p><text:s text:c="3"/>│ <text:s text:c="8"/>│ │ │ <text:s text:c="4"/>└─■(/°*)ws</text:p>
            <text:p><text:s text:c="3"/>│ <text:s text:c="8"/>│ │ └─(. . .)</text:p>
            <text:p><text:s text:c="3"/>│ <text:s text:c="8"/>│ │ <text:s text:c="2"/>├─■(/°?)(..|..)</text:p>
            <text:p><text:s text:c="3"/>│ <text:s text:c="8"/>│ │ <text:s text:c="2"/>├─■(/°*)ws</text:p>
            <text:p><text:s text:c="3"/>│ <text:s text:c="8"/>│ │ <text:s text:c="2"/>├─■(/)'|'</text:p>
            <text:p><text:s text:c="3"/>│ <text:s text:c="8"/>│ │ <text:s text:c="2"/>│ └─'|'</text:p>
            <text:p><text:s text:c="3"/>│ <text:s text:c="8"/>│ │ <text:s text:c="2"/>└─Con</text:p>
            <text:p><text:s text:c="3"/>│ <text:s text:c="8"/>│ │ <text:s text:c="4"/>└─(. . .)</text:p>
            <text:p><text:s text:c="3"/>│ <text:s text:c="8"/>│ │ <text:s text:c="6"/>├─■(/°*)ws</text:p>
            <text:p><text:s text:c="3"/>│ <text:s text:c="8"/>│ │ <text:s text:c="6"/>├─Atom</text:p>
            <text:p><text:s text:c="3"/>│ <text:s text:c="8"/>│ │ <text:s text:c="6"/>│ └─Terminal</text:p>
            <text:p><text:s text:c="3"/>│ <text:s text:c="8"/>│ │ <text:s text:c="6"/>│ <text:s text:c="2"/>├─■(/)'\"'</text:p>
            <text:p><text:s text:c="3"/>│ <text:s text:c="8"/>│ │ <text:s text:c="6"/>│ <text:s text:c="2"/>│ └─'\"'</text:p>
            <text:p><text:s text:c="3"/>│ <text:s text:c="8"/>│ │ <text:s text:c="6"/>│ <text:s text:c="2"/>├─'\"'</text:p>
            <text:p><text:s text:c="3"/>│ <text:s text:c="8"/>│ │ <text:s text:c="6"/>│ <text:s text:c="2"/>└─■(/)'\"'</text:p>
            <text:p><text:s text:c="3"/>│ <text:s text:c="8"/>│ │ <text:s text:c="6"/>│ <text:s text:c="4"/>└─'\"'</text:p>
            <text:p><text:s text:c="3"/>│ <text:s text:c="8"/>│ │ <text:s text:c="6"/>└─■(/°*)ws</text:p>
            <text:p><text:s text:c="3"/>│ <text:s text:c="8"/>│ └─■(/)')'</text:p>
            <text:p><text:s text:c="3"/>│ <text:s text:c="8"/>│ <text:s text:c="2"/>└─')'</text:p>
            <text:p><text:s text:c="3"/>│ <text:s text:c="8"/>└─■(/°*)ws</text:p>
            <text:p><text:s text:c="3"/>├─(. . .)</text:p>
            <text:p><text:s text:c="3"/>│ ├─■(/°+)nl</text:p>
            <text:p><text:s text:c="3"/>│ │ ├─nl:'\n'</text:p>
            <text:p><text:s text:c="3"/>│ │ └─nl:'\n'</text:p>
            <text:p><text:s text:c="3"/>│ └─Rule</text:p>
            <text:p><text:s text:c="3"/>│ <text:s text:c="2"/>├─■(/°*)ws</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Con'</text:p>
            <text:p><text:s text:c="3"/>│ <text:s text:c="2"/>├─■(/°*)ws</text:p>
            <text:p><text:s text:c="3"/>│ <text:s text:c="2"/>│ └─ws:' '</text:p>
            <text:p><text:s text:c="3"/>│ <text:s text:c="2"/>├─■(/)'::='</text:p>
            <text:p><text:s text:c="3"/>│ <text:s text:c="2"/>│ <text:s text:c="5"/>└─'::='</text:p>
            <text:p><text:s text:c="3"/>│ <text:s text:c="2"/>└─Alt</text:p>
            <text:p><text:s text:c="3"/>│ <text:s text:c="4"/>└─Con</text:p>
            <text:p><text:s text:c="3"/>│ <text:s text:c="6"/>└─(. . .)</text:p>
            <text:p><text:s text:c="3"/>│ <text:s text:c="8"/>├─■(/°*)ws</text:p>
            <text:p><text:s text:c="3"/>│ <text:s text:c="8"/>│ └─ws:' '</text:p>
            <text:p><text:s text:c="3"/>│ <text:s text:c="8"/>├─Atom</text:p>
            <text:p><text:s text:c="3"/>│ <text:s text:c="8"/>│ ├─■(/)'('</text:p>
            <text:p><text:s text:c="3"/>│ <text:s text:c="8"/>│ │ └─'('</text:p>
            <text:p><text:s text:c="3"/>│ <text:s text:c="8"/>│ ├─Alt</text:p>
            <text:p><text:s text:c="3"/>│ <text:s text:c="8"/>│ │ └─Con</text:p>
            <text:p><text:s text:c="3"/>│ <text:s text:c="8"/>│ │ <text:s text:c="2"/>├─(. . .)</text:p>
            <text:p><text:s text:c="3"/>│ <text:s text:c="8"/>│ │ <text:s text:c="2"/>│ ├─■(/°*)ws</text:p>
            <text:p><text:s text:c="3"/>│ <text:s text:c="8"/>│ │ <text:s text:c="2"/>│ ├─Atom</text:p>
            <text:p><text:s text:c="3"/>│ <text:s text:c="8"/>│ │ <text:s text:c="2"/>│ │ └─Nonterminal:'_ws'</text:p>
            <text:p><text:s text:c="3"/>│ <text:s text:c="8"/>│ │ <text:s text:c="2"/>│ └─■(/°*)ws</text:p>
            <text:p><text:s text:c="3"/>│ <text:s text:c="8"/>│ │ <text:s text:c="2"/>│ <text:s text:c="2"/>└─ws:' '</text:p>
            <text:p><text:s text:c="3"/>│ <text:s text:c="8"/>│ │ <text:s text:c="2"/>├─(. . .)</text:p>
            <text:p><text:s text:c="3"/>│ <text:s text:c="8"/>│ │ <text:s text:c="2"/>│ ├─■(/°*)ws</text:p>
            <text:p><text:s text:c="3"/>│ <text:s text:c="8"/>│ │ <text:s text:c="2"/>│ ├─Atom</text:p>
            <text:p><text:s text:c="3"/>│ <text:s text:c="8"/>│ │ <text:s text:c="2"/>│ │ └─Nonterminal:'_Atom'</text:p>
            <text:p><text:s text:c="3"/>│ <text:s text:c="8"/>│ │ <text:s text:c="2"/>│ └─■(/°*)ws</text:p>
            <text:p><text:s text:c="3"/>│ <text:s text:c="8"/>│ │ <text:s text:c="2"/>│ <text:s text:c="2"/>└─ws:' '</text:p>
            <text:p><text:s text:c="3"/>│ <text:s text:c="8"/>│ │ <text:s text:c="2"/>└─(. . .)</text:p>
            <text:p><text:s text:c="3"/>│ <text:s text:c="8"/>│ │ <text:s text:c="4"/>├─■(/°*)ws</text:p>
            <text:p><text:s text:c="3"/>│ <text:s text:c="8"/>│ │ <text:s text:c="4"/>├─Atom</text:p>
            <text:p><text:s text:c="3"/>│ <text:s text:c="8"/>│ │ <text:s text:c="4"/>│ └─Nonterminal:'_ws'</text:p>
            <text:p><text:s text:c="3"/>│ <text:s text:c="8"/>│ │ <text:s text:c="4"/>└─■(/°*)ws</text:p>
            <text:p><text:s text:c="3"/>│ <text:s text:c="8"/>│ └─■(/)')'</text:p>
            <text:p><text:s text:c="3"/>│ <text:s text:c="8"/>│ <text:s text:c="2"/>└─')'</text:p>
            <text:p><text:s text:c="3"/>│ <text:s text:c="8"/>└─■(/°*)ws</text:p>
            <text:p><text:s text:c="3"/>├─(. . .)</text:p>
            <text:p><text:s text:c="3"/>│ ├─■(/°+)nl</text:p>
            <text:p><text:s text:c="3"/>│ │ └─nl:'\n'</text:p>
            <text:p><text:s text:c="3"/>│ └─Rule</text:p>
            <text:p><text:s text:c="3"/>│ <text:s text:c="2"/>├─■(/°*)ws</text:p>
            <text:p><text:s text:c="3"/>│ <text:s text:c="2"/>│ ├─ws:' '</text:p>
            <text:p><text:s text:c="3"/>│ <text:s text:c="2"/>│ ├─ws:' '</text:p>
            <text:p><text:s text:c="3"/>│ <text:s text:c="2"/>│ ├─ws:' '</text:p>
            <text:p><text:s text:c="3"/>│ <text:s text:c="2"/>│ ├─ws:' '</text:p>
            <text:p><text:s text:c="3"/>│ <text:s text:c="2"/>│ ├─ws:' '</text:p>
            <text:p><text:s text:c="3"/>│ <text:s text:c="2"/>│ ├─ws:' '</text:p>
            <text:p><text:s text:c="3"/>│ <text:s text:c="2"/>│ └─ws:' '</text:p>
            <text:p><text:s text:c="3"/>│ <text:s text:c="2"/>├─RuleName:'_Atom'</text:p>
            <text:p><text:s text:c="3"/>│ <text:s text:c="2"/>├─■(/°*)ws</text:p>
            <text:p><text:s text:c="3"/>│ <text:s text:c="2"/>│ └─ws:' '</text:p>
            <text:p><text:s text:c="3"/>│ <text:s text:c="2"/>├─■(/)'::='</text:p>
            <text:p><text:s text:c="3"/>│ <text:s text:c="2"/>│ <text:s text:c="5"/>└─'::='</text:p>
            <text:p><text:s text:c="3"/>│ <text:s text:c="2"/>└─Alt</text:p>
            <text:p><text:s text:c="3"/>│ <text:s text:c="4"/>├─Con</text:p>
            <text:p><text:s text:c="3"/>│ <text:s text:c="4"/>│ ├─(. . .)</text:p>
            <text:p><text:s text:c="3"/>│ <text:s text:c="4"/>│ │ ├─■(/°*)ws</text:p>
            <text:p><text:s text:c="3"/>│ <text:s text:c="4"/>│ │ │ └─ws:' '</text:p>
            <text:p><text:s text:c="3"/>│ <text:s text:c="4"/>│ │ ├─Atom</text:p>
            <text:p><text:s text:c="3"/>│ <text:s text:c="4"/>│ │ │ └─Terminal</text:p>
            <text:p><text:s text:c="3"/>│ <text:s text:c="4"/>│ │ │ <text:s text:c="2"/>├─■(/)'\"'</text:p>
            <text:p><text:s text:c="3"/>│ <text:s text:c="4"/>│ │ │ <text:s text:c="2"/>│ └─'\"'</text:p>
            <text:p><text:s text:c="3"/>│ <text:s text:c="4"/>│ │ │ <text:s text:c="2"/>├─'('</text:p>
            <text:p><text:s text:c="3"/>│ <text:s text:c="4"/>│ │ │ <text:s text:c="2"/>└─■(/)'\"'</text:p>
            <text:p><text:s text:c="3"/>│ <text:s text:c="4"/>│ │ │ <text:s text:c="4"/>└─'\"'</text:p>
            <text:p><text:s text:c="3"/>│ <text:s text:c="4"/>│ │ └─■(/°*)ws</text:p>
            <text:p><text:s text:c="3"/>│ <text:s text:c="4"/>│ │ <text:s text:c="2"/>└─ws:' '</text:p>
            <text:p><text:s text:c="3"/>│ <text:s text:c="4"/>│ ├─(. . .)</text:p>
            <text:p><text:s text:c="3"/>│ <text:s text:c="4"/>│ │ ├─■(/°*)ws</text:p>
            <text:p><text:s text:c="3"/>│ <text:s text:c="4"/>│ │ ├─Atom</text:p>
            <text:p><text:s text:c="3"/>│ <text:s text:c="4"/>│ │ │ └─Nonterminal:'_Alt'</text:p>
            <text:p><text:s text:c="3"/>│ <text:s text:c="4"/>│ │ └─■(/°*)ws</text:p>
            <text:p><text:s text:c="3"/>│ <text:s text:c="4"/>│ │ <text:s text:c="2"/>└─ws:' '</text:p>
            <text:p><text:s text:c="3"/>│ <text:s text:c="4"/>│ └─(. . .)</text:p>
            <text:p><text:s text:c="3"/>│ <text:s text:c="4"/>│ <text:s text:c="2"/>├─■(/°*)ws</text:p>
            <text:p><text:s text:c="3"/>│ <text:s text:c="4"/>│ <text:s text:c="2"/>├─Atom</text:p>
            <text:p><text:s text:c="3"/>│ <text:s text:c="4"/>│ <text:s text:c="2"/>│ └─Terminal</text:p>
            <text:p><text:s text:c="3"/>│ <text:s text:c="4"/>│ <text:s text:c="2"/>│ <text:s text:c="2"/>├─■(/)'\"'</text:p>
            <text:p><text:s text:c="3"/>│ <text:s text:c="4"/>│ <text:s text:c="2"/>│ <text:s text:c="2"/>│ └─'\"'</text:p>
            <text:p><text:s text:c="3"/>│ <text:s text:c="4"/>│ <text:s text:c="2"/>│ <text:s text:c="2"/>├─')'</text:p>
            <text:p><text:s text:c="3"/>│ <text:s text:c="4"/>│ <text:s text:c="2"/>│ <text:s text:c="2"/>└─■(/)'\"'</text:p>
            <text:p><text:s text:c="3"/>│ <text:s text:c="4"/>│ <text:s text:c="2"/>│ <text:s text:c="4"/>└─'\"'</text:p>
            <text:p><text:s text:c="3"/>│ <text:s text:c="4"/>│ <text:s text:c="2"/>└─■(/°*)ws</text:p>
            <text:p><text:s text:c="3"/>│ <text:s text:c="4"/>├─(. . .)</text:p>
            <text:p><text:s text:c="3"/>│ <text:s text:c="4"/>│ ├─■(/°?)(..|..)</text:p>
            <text:p><text:s text:c="3"/>│ <text:s text:c="4"/>│ │ └─nl:'\n'</text:p>
            <text:p><text:s text:c="3"/>│ <text:s text:c="4"/>│ ├─■(/°*)ws</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text:p>
            <text:p><text:s text:c="3"/>│ <text:s text:c="4"/>│ │ └─'|'</text:p>
            <text:p><text:s text:c="3"/>│ <text:s text:c="4"/>│ └─Con</text:p>
            <text:p><text:s text:c="3"/>│ <text:s text:c="4"/>│ <text:s text:c="2"/>└─(. . .)</text:p>
            <text:p><text:s text:c="3"/>│ <text:s text:c="4"/>│ <text:s text:c="4"/>├─■(/°*)ws</text:p>
            <text:p><text:s text:c="3"/>│ <text:s text:c="4"/>│ <text:s text:c="4"/>│ └─ws:' '</text:p>
            <text:p><text:s text:c="3"/>│ <text:s text:c="4"/>│ <text:s text:c="4"/>├─Atom</text:p>
            <text:p><text:s text:c="3"/>│ <text:s text:c="4"/>│ <text:s text:c="4"/>│ └─Nonterminal:'_Nonterminal'</text:p>
            <text:p><text:s text:c="3"/>│ <text:s text:c="4"/>│ <text:s text:c="4"/>└─■(/°*)ws</text:p>
            <text:p><text:s text:c="3"/>│ <text:s text:c="4"/>├─(. . .)</text:p>
            <text:p><text:s text:c="3"/>│ <text:s text:c="4"/>│ ├─■(/°?)(..|..)</text:p>
            <text:p><text:s text:c="3"/>│ <text:s text:c="4"/>│ │ └─nl:'\n'</text:p>
            <text:p><text:s text:c="3"/>│ <text:s text:c="4"/>│ ├─■(/°*)ws</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 └─ws:' '</text:p>
            <text:p><text:s text:c="3"/>│ <text:s text:c="4"/>│ ├─■(/)'|'</text:p>
            <text:p><text:s text:c="3"/>│ <text:s text:c="4"/>│ │ └─'|'</text:p>
            <text:p><text:s text:c="3"/>│ <text:s text:c="4"/>│ └─Con</text:p>
            <text:p><text:s text:c="3"/>│ <text:s text:c="4"/>│ <text:s text:c="2"/>└─(. . .)</text:p>
            <text:p><text:s text:c="3"/>│ <text:s text:c="4"/>│ <text:s text:c="4"/>├─■(/°*)ws</text:p>
            <text:p><text:s text:c="3"/>│ <text:s text:c="4"/>│ <text:s text:c="4"/>│ └─ws:' '</text:p>
            <text:p><text:s text:c="3"/>│ <text:s text:c="4"/>│ <text:s text:c="4"/>├─Atom</text:p>
            <text:p><text:s text:c="3"/>│ <text:s text:c="4"/>│ <text:s text:c="4"/>│ └─Nonterminal:'_Terminal'</text:p>
            <text:p><text:s text:c="3"/>│ <text:s text:c="4"/>│ <text:s text:c="4"/>└─■(/°*)ws</text:p>
            <text:p><text:s text:c="3"/>│ <text:s text:c="4"/>└─(. . .)</text:p>
            <text:p><text:s text:c="3"/>│ <text:s text:c="6"/>├─■(/°?)(..|..)</text:p>
            <text:p><text:s text:c="3"/>│ <text:s text:c="6"/>│ └─nl:'\n'</text:p>
            <text:p><text:s text:c="3"/>│ <text:s text:c="6"/>├─■(/°*)ws</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 └─ws:' '</text:p>
            <text:p><text:s text:c="3"/>│ <text:s text:c="6"/>├─■(/)'|'</text:p>
            <text:p><text:s text:c="3"/>│ <text:s text:c="6"/>│ └─'|'</text:p>
            <text:p><text:s text:c="3"/>│ <text:s text:c="6"/>└─Con</text:p>
            <text:p><text:s text:c="3"/>│ <text:s text:c="8"/>└─(. . .)</text:p>
            <text:p><text:s text:c="3"/>│ <text:s text:c="10"/>├─■(/°*)ws</text:p>
            <text:p><text:s text:c="3"/>│ <text:s text:c="10"/>│ └─ws:' '</text:p>
            <text:p><text:s text:c="3"/>│ <text:s text:c="10"/>├─Atom</text:p>
            <text:p><text:s text:c="3"/>│ <text:s text:c="10"/>│ └─Nonterminal:'_CClass'</text:p>
            <text:p><text:s text:c="3"/>│ <text:s text:c="10"/>└─■(/°*)ws</text:p>
            <text:p><text:s text:c="3"/>├─(. . .)</text:p>
            <text:p><text:s text:c="3"/>│ ├─■(/°+)nl</text:p>
            <text:p><text:s text:c="3"/>│ │ └─nl:'\n'</text:p>
            <text:p><text:s text:c="3"/>│ └─Rule</text:p>
            <text:p><text:s text:c="3"/>│ <text:s text:c="2"/>├─■(/°*)ws</text:p>
            <text:p><text:s text:c="3"/>│ <text:s text:c="2"/>├─RuleName:'_Nonterminal'</text:p>
            <text:p><text:s text:c="3"/>│ <text:s text:c="2"/>├─■(/°*)ws</text:p>
            <text:p><text:s text:c="3"/>│ <text:s text:c="2"/>│ └─ws:' '</text:p>
            <text:p><text:s text:c="3"/>│ <text:s text:c="2"/>├─■(/)'::='</text:p>
            <text:p><text:s text:c="3"/>│ <text:s text:c="2"/>│ <text:s text:c="5"/>└─'::='</text:p>
            <text:p><text:s text:c="3"/>│ <text:s text:c="2"/>└─Alt</text:p>
            <text:p><text:s text:c="3"/>│ <text:s text:c="4"/>└─Con</text:p>
            <text:p><text:s text:c="3"/>│ <text:s text:c="6"/>└─(. . .)</text:p>
            <text:p><text:s text:c="3"/>│ <text:s text:c="8"/>├─■(/°*)ws</text:p>
            <text:p><text:s text:c="3"/>│ <text:s text:c="8"/>│ └─ws:' '</text:p>
            <text:p><text:s text:c="3"/>│ <text:s text:c="8"/>├─Atom</text:p>
            <text:p><text:s text:c="3"/>│ <text:s text:c="8"/>│ └─Nonterminal:'_Ident'</text:p>
            <text:p><text:s text:c="3"/>│ <text:s text:c="8"/>└─■(/°*)ws</text:p>
            <text:p><text:s text:c="3"/>└─(. . .)</text:p>
            <text:p><text:s text:c="5"/>├─■(/°+)nl</text:p>
            <text:p><text:s text:c="5"/>│ └─nl:'\n'</text:p>
            <text:p><text:s text:c="5"/>└─Rule</text:p>
            <text:p><text:s text:c="7"/>├─■(/°*)ws</text:p>
            <text:p><text:s text:c="7"/>│ ├─ws:' '</text:p>
            <text:p><text:s text:c="7"/>│ ├─ws:' '</text:p>
            <text:p><text:s text:c="7"/>│ └─ws:' '</text:p>
            <text:p><text:s text:c="7"/>├─RuleName:'_Terminal'</text:p>
            <text:p><text:s text:c="7"/>├─■(/°*)ws</text:p>
            <text:p><text:s text:c="7"/>│ └─ws:' '</text:p>
            <text:p><text:s text:c="7"/>├─■(/)'::='</text:p>
            <text:p><text:s text:c="7"/>│ <text:s text:c="5"/>└─'::='</text:p>
            <text:p><text:s text:c="7"/>└─Alt</text:p>
            <text:p><text:s text:c="9"/>└─Con</text:p>
            <text:p><text:s text:c="11"/>├─(. . .)</text:p>
            <text:p><text:s text:c="11"/>│ ├─■(/°*)ws</text:p>
            <text:p><text:s text:c="11"/>│ │ └─ws:' '</text:p>
            <text:p><text:s text:c="11"/>│ ├─Atom</text:p>
            <text:p><text:s text:c="11"/>│ │ └─Terminal</text:p>
            <text:p><text:s text:c="11"/>│ │ <text:s text:c="2"/>├─■(/)'\"'</text:p>
            <text:p><text:s text:c="11"/>│ │ <text:s text:c="2"/>│ └─'\"'</text:p>
            <text:p><text:s text:c="11"/>│ │ <text:s text:c="2"/>├─'\"'</text:p>
            <text:p><text:s text:c="11"/>│ │ <text:s text:c="2"/>└─■(/)'\"'</text:p>
            <text:p><text:s text:c="11"/>│ │ <text:s text:c="4"/>└─'\"'</text:p>
            <text:p><text:s text:c="11"/>│ └─■(/°*)ws</text:p>
            <text:p><text:s text:c="11"/>│ <text:s text:c="2"/>└─ws:' '</text:p>
            <text:p><text:s text:c="11"/>├─(. . .)</text:p>
            <text:p><text:s text:c="11"/>│ ├─■(/°*)ws</text:p>
            <text:p><text:s text:c="11"/>│ ├─Atom</text:p>
            <text:p><text:s text:c="11"/>│ │ ├─■(/)'('</text:p>
            <text:p><text:s text:c="11"/>│ │ │ └─'('</text:p>
            <text:p><text:s text:c="11"/>│ │ ├─Alt</text:p>
            <text:p><text:s text:c="11"/>│ │ │ └─Con</text:p>
            <text:p><text:s text:c="11"/>│ │ │ <text:s text:c="2"/>└─(. . .)</text:p>
            <text:p><text:s text:c="11"/>│ │ │ <text:s text:c="4"/>├─■(/°*)ws</text:p>
            <text:p><text:s text:c="11"/>│ │ │ <text:s text:c="4"/>├─Atom</text:p>
            <text:p><text:s text:c="11"/>│ │ │ <text:s text:c="4"/>│ └─Nonterminal:'escQ'</text:p>
            <text:p><text:s text:c="11"/>│ │ │ <text:s text:c="4"/>└─■(/°*)ws</text:p>
            <text:p><text:s text:c="11"/>│ │ │ <text:s text:c="6"/>└─ws:' '</text:p>
            <text:p><text:s text:c="11"/>│ │ └─■(/)')'</text:p>
            <text:p><text:s text:c="11"/>│ │ <text:s text:c="2"/>└─')'</text:p>
            <text:p><text:s text:c="11"/>│ └─■(/°*)ws</text:p>
            <text:p><text:s text:c="11"/>│ <text:s text:c="2"/>└─ws:' '</text:p>
            <text:p><text:s text:c="11"/>└─(. . .)</text:p>
            <text:p><text:s text:c="13"/>├─■(/°*)ws</text:p>
            <text:p><text:s text:c="13"/>├─Atom</text:p>
            <text:p><text:s text:c="13"/>│ └─Terminal</text:p>
            <text:p><text:s text:c="13"/>│ <text:s text:c="2"/>├─■(/)'\"'</text:p>
            <text:p><text:s text:c="13"/>│ <text:s text:c="2"/>│ └─'\"'</text:p>
            <text:p><text:s text:c="13"/>│ <text:s text:c="2"/>├─'\"'</text:p>
            <text:p><text:s text:c="13"/>│ <text:s text:c="2"/>└─■(/)'\"'</text:p>
            <text:p><text:s text:c="13"/>│ <text:s text:c="4"/>└─'\"'</text:p>
            <text:p><text:s text:c="13"/>└─■(/°*)ws</text:p>
          </table:table-cell>
          <table:table-cell table:style-name="ce178" table:formula="of:=[.E2]*[.F2]" office:value-type="float" office:value="0">
            <text:p>0</text:p>
          </table:table-cell>
          <table:table-cell table:style-name="ce185" office:value-type="string">
            <text:p>0</text:p>
          </table:table-cell>
          <table:table-cell table:style-name="ce190"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16">
            <text:p>16</text:p>
          </table:table-cell>
          <table:table-cell table:style-name="ce186" office:value-type="string">
            <text:p>1</text:p>
          </table:table-cell>
          <table:table-cell table:style-name="ce191"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 text:c="10"/>_S ::= _Grammar</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5">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15.05.2017</text:date>, <text:time>13:08: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5T13:08:29.03</dc:date>
    <meta:editing-duration>P156DT5H18M57S</meta:editing-duration>
    <meta:editing-cycles>605</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_failed : End If
		Else
			If assertEqual(actPos, expPos).isFail _
			Or assertEqual(actVal, expVal).isFail _
			Then : Goto assert_parse_failed : End If
		End If
	Next i
	assert_parses = mkPass()
	Exit Function
assert_parse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bind" ' only certain variants supported here
				f = p.st1
				If isBreturn(f) Then
					f = car(partialArgs(f))	' get out B's 2nd arg (they're in reverse!)
					q = p.st0
					result = _toDerivationP(pSeq(Array(q), f), seen, options)
				End If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Empty				
		End Select
	End If
	If isEmpty(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toDerivationP_typ(opts As Integer)
	Dim p As Object, q As Object, x As Variant
	Dim hideSkipped As Boolean
	hideSkipped = (opts And dtOpt_hideSkipped)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pSeq(Array( _
					pSkip(pStr("\")), _
					foldl1(pChoice, List( _
						pStr("r"), _
						pStr("n"), _
						pStr("t"), _
						pStr("\"), _
						pStr(DQ) _
					) ) _
				 ), id)
		result = fixIndirection(pInd("escQ"), result)
	End If
	pGrmEscQ = result
End Function

Function pGrmGrammar()
	Static out As Object
	If isNull(out) Then
		out = pSeq(Array( _
				pSkip(pMany(pWhite)), _
				pGrmRule, _
				pSkip(pMany(pWhite)), _
				pMany( _
					pSeq(Array( _
						pSkip(pMany1(pGrmNewline)),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Bind(pMany1( _
						pChoice( _
							pGrmEscQ, _
							badQ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